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7a6" officeooo:paragraph-rsid="001087a6"/>
    </style:style>
    <style:style style:name="P2" style:family="paragraph" style:parent-style-name="Standard">
      <style:text-properties officeooo:rsid="00111f03" officeooo:paragraph-rsid="00111f03"/>
    </style:style>
    <style:style style:name="P3" style:family="paragraph" style:parent-style-name="Standard">
      <style:text-properties officeooo:rsid="00111f03" officeooo:paragraph-rsid="00130425"/>
    </style:style>
    <style:style style:name="P4" style:family="paragraph" style:parent-style-name="Standard">
      <style:text-properties style:text-underline-style="solid" style:text-underline-width="auto" style:text-underline-color="font-color" officeooo:rsid="001087a6" officeooo:paragraph-rsid="001087a6"/>
    </style:style>
    <style:style style:name="P5" style:family="paragraph" style:parent-style-name="Standard">
      <style:text-properties style:text-underline-style="solid" style:text-underline-width="auto" style:text-underline-color="font-color" officeooo:rsid="001087a6" officeooo:paragraph-rsid="0014c98d"/>
    </style:style>
    <style:style style:name="P6" style:family="paragraph" style:parent-style-name="Standard">
      <style:text-properties style:text-underline-style="solid" style:text-underline-width="auto" style:text-underline-color="font-color" officeooo:rsid="001087a6" officeooo:paragraph-rsid="0016bb2b"/>
    </style:style>
    <style:style style:name="P7" style:family="paragraph" style:parent-style-name="Standard">
      <style:text-properties style:text-underline-style="solid" style:text-underline-width="auto" style:text-underline-color="font-color" officeooo:rsid="001087a6" officeooo:paragraph-rsid="001db8e6"/>
    </style:style>
    <style:style style:name="P8" style:family="paragraph" style:parent-style-name="Standard">
      <style:text-properties style:text-underline-style="none" officeooo:rsid="0016bb2b" officeooo:paragraph-rsid="0016bb2b"/>
    </style:style>
    <style:style style:name="P9" style:family="paragraph" style:parent-style-name="Standard">
      <style:text-properties style:text-underline-style="none" officeooo:rsid="001087a6" officeooo:paragraph-rsid="001db8e6"/>
    </style:style>
    <style:style style:name="P10" style:family="paragraph" style:parent-style-name="Standard">
      <style:text-properties style:text-underline-style="none" officeooo:rsid="001a8dd6" officeooo:paragraph-rsid="001a8dd6"/>
    </style:style>
    <style:style style:name="P11" style:family="paragraph" style:parent-style-name="Standard">
      <style:text-properties style:text-underline-style="none" officeooo:rsid="001a8dd6" officeooo:paragraph-rsid="002d3473"/>
    </style:style>
    <style:style style:name="P12" style:family="paragraph" style:parent-style-name="Standard">
      <style:text-properties style:text-underline-style="none" officeooo:rsid="001b71c9" officeooo:paragraph-rsid="001b71c9"/>
    </style:style>
    <style:style style:name="P13" style:family="paragraph" style:parent-style-name="Standard">
      <style:text-properties style:text-underline-style="none" officeooo:rsid="001b71c9" officeooo:paragraph-rsid="002bd597"/>
    </style:style>
    <style:style style:name="P14" style:family="paragraph" style:parent-style-name="Standard">
      <style:text-properties style:text-underline-style="none" officeooo:rsid="001db8e6" officeooo:paragraph-rsid="001db8e6"/>
    </style:style>
    <style:style style:name="P15" style:family="paragraph" style:parent-style-name="Standard">
      <style:text-properties officeooo:rsid="00130425" officeooo:paragraph-rsid="00130425"/>
    </style:style>
    <style:style style:name="P16" style:family="paragraph" style:parent-style-name="Standard">
      <style:text-properties fo:font-style="normal" style:text-underline-style="none" officeooo:rsid="001db8e6" officeooo:paragraph-rsid="001db8e6" style:font-style-asian="normal" style:font-style-complex="normal"/>
    </style:style>
    <style:style style:name="P17" style:family="paragraph" style:parent-style-name="Standard">
      <style:text-properties fo:font-style="italic" style:text-underline-style="none" officeooo:rsid="001087a6" officeooo:paragraph-rsid="001db8e6" style:font-style-asian="italic" style:font-style-complex="italic"/>
    </style:style>
    <style:style style:name="P18" style:family="paragraph" style:parent-style-name="Standard">
      <style:text-properties fo:font-style="normal" style:text-underline-style="none" officeooo:rsid="001db8e6" officeooo:paragraph-rsid="001db8e6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087a6" officeooo:paragraph-rsid="003ff0e3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087a6" officeooo:paragraph-rsid="00418717" style:font-style-asian="normal" style:font-style-complex="normal"/>
    </style:style>
    <style:style style:name="P21" style:family="paragraph" style:parent-style-name="Standard">
      <style:text-properties fo:font-style="normal" style:text-underline-style="solid" style:text-underline-width="auto" style:text-underline-color="font-color" officeooo:rsid="001087a6" officeooo:paragraph-rsid="003ff0e3" style:font-style-asian="normal" style:font-style-complex="normal"/>
    </style:style>
    <style:style style:name="P22" style:family="paragraph" style:parent-style-name="Standard">
      <style:text-properties fo:font-style="normal" style:text-underline-style="solid" style:text-underline-width="auto" style:text-underline-color="font-color" officeooo:rsid="001087a6" officeooo:paragraph-rsid="00418717" style:font-style-asian="normal" style:font-style-complex="normal"/>
    </style:style>
    <style:style style:name="T1" style:family="text">
      <style:text-properties officeooo:rsid="001240b4"/>
    </style:style>
    <style:style style:name="T2" style:family="text">
      <style:text-properties officeooo:rsid="00128d6e"/>
    </style:style>
    <style:style style:name="T3" style:family="text">
      <style:text-properties officeooo:rsid="00130425"/>
    </style:style>
    <style:style style:name="T4" style:family="text">
      <style:text-properties officeooo:rsid="0014c98d"/>
    </style:style>
    <style:style style:name="T5" style:family="text">
      <style:text-properties officeooo:rsid="0016bb2b"/>
    </style:style>
    <style:style style:name="T6" style:family="text">
      <style:text-properties officeooo:rsid="001a8dd6"/>
    </style:style>
    <style:style style:name="T7" style:family="text">
      <style:text-properties officeooo:rsid="001db8e6"/>
    </style:style>
    <style:style style:name="T8" style:family="text">
      <style:text-properties fo:font-style="normal" officeooo:rsid="001db8e6" style:font-style-asian="normal" style:font-style-complex="normal"/>
    </style:style>
    <style:style style:name="T9" style:family="text">
      <style:text-properties fo:font-style="normal" officeooo:rsid="003d4673" style:font-style-asian="normal" style:font-style-complex="normal"/>
    </style:style>
    <style:style style:name="T10" style:family="text">
      <style:text-properties officeooo:rsid="0024059d"/>
    </style:style>
    <style:style style:name="T11" style:family="text">
      <style:text-properties officeooo:rsid="002bd597"/>
    </style:style>
    <style:style style:name="T12" style:family="text">
      <style:text-properties officeooo:rsid="0031e01c"/>
    </style:style>
    <style:style style:name="T13" style:family="text">
      <style:text-properties officeooo:rsid="00357838"/>
    </style:style>
    <style:style style:name="T14" style:family="text">
      <style:text-properties officeooo:rsid="00370e28"/>
    </style:style>
    <style:style style:name="T15" style:family="text">
      <style:text-properties officeooo:rsid="003a3128"/>
    </style:style>
    <style:style style:name="T16" style:family="text">
      <style:text-properties officeooo:rsid="003ff0e3"/>
    </style:style>
    <style:style style:name="T17" style:family="text">
      <style:text-properties officeooo:rsid="003ffe89"/>
    </style:style>
    <style:style style:name="T18" style:family="text">
      <style:text-properties officeooo:rsid="00418717"/>
    </style:style>
    <style:style style:name="T19" style:family="text">
      <style:text-properties officeooo:rsid="0041980d"/>
    </style:style>
    <style:style style:name="T20" style:family="text">
      <style:text-properties officeooo:rsid="0042d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sk 1</text:p>
      <text:p text:style-name="P1"/>
      <text:p text:style-name="P2">1. ls co<text:span text:style-name="T4">m</text:span>mand shows what the directory have. </text:p>
      <text:p text:style-name="P2">2. <text:span text:style-name="T1">pwd command tells the user where the location/root of the directory is.</text:span></text:p>
      <text:p text:style-name="P2">3. <text:span text:style-name="T2">mkdir dirName command makes a new directory.</text:span></text:p>
      <text:p text:style-name="P2">4. <text:span text:style-name="T3">The new directory is showing.</text:span></text:p>
      <text:p text:style-name="P3">5. <text:span text:style-name="T3">touch fileName.md command creates a new file.</text:span></text:p>
      <text:p text:style-name="P15">6. cp fileName.md copyName.md command copies the file.</text:p>
      <text:p text:style-name="P2"/>
      <text:p text:style-name="P5">Task <text:span text:style-name="T4">2</text:span></text:p>
      <text:p text:style-name="P5"/>
      <text:p text:style-name="P8">1. mv fileName.md /destnDir moves the file to new dir.</text:p>
      <text:p text:style-name="P8"/>
      <text:p text:style-name="P6">Task <text:span text:style-name="T5">3</text:span></text:p>
      <text:p text:style-name="P6"/>
      <text:p text:style-name="P10">-touch umuzi.md cohort.md recruits.md <text:span text:style-name="T11">(creates 3 new files).</text:span></text:p>
      <text:p text:style-name="P12">-cat &gt; <text:s/><text:span text:style-name="T6">umuzi.md (command to open and write text. ctrl+d to save and exit)</text:span></text:p>
      <text:p text:style-name="P13"><text:s/>cat &gt; <text:s/><text:span text:style-name="T6">cohort.md (command to open and write text.....)</text:span></text:p>
      <text:p text:style-name="P13"><text:s/>cat &gt; <text:s/><text:span text:style-name="T6">recruits.md (command to open and write text....)</text:span></text:p>
      <text:p text:style-name="P14">-cat <text:span text:style-name="T10">umuzi.md cohort.md recruits.md (concatinates and displays info in one screen)</text:span></text:p>
      <text:p text:style-name="P11">-<text:span text:style-name="T12">cat </text:span>umuzi.md cohort.md recruits.md <text:span text:style-name="T7">&gt; summary.md (concatinates the three files into a new file)</text:span></text:p>
      <text:p text:style-name="P11">-<text:span text:style-name="T14">cat &gt;&gt; summary.md(to type in append text ”The End”) OR -echo “The End”&gt;&gt;summary.md(to <text:s text:c="16"/>append the words “The End” into the file).</text:span></text:p>
      <text:p text:style-name="P14">-cat summary.md <text:span text:style-name="T13">(diplay new appended text).</text:span></text:p>
      <text:p text:style-name="P14"/>
      <text:p text:style-name="P7">Task <text:span text:style-name="T7">4</text:span></text:p>
      <text:p text:style-name="P9"/>
      <text:p text:style-name="P14">-sudo updatedb</text:p>
      <text:p text:style-name="P14"><text:s/>locate umuzi <text:span text:style-name="T15">(locates file name)</text:span></text:p>
      <text:p text:style-name="P14">-locate umuzi &gt; search_result.md<text:span text:style-name="T15">(saves search result into a file)</text:span></text:p>
      <text:p text:style-name="P14"/>
      <text:p text:style-name="P7">Task <text:span text:style-name="T7">5</text:span></text:p>
      <text:p text:style-name="P17">-<text:span text:style-name="T8">touch pad.md </text:span><text:span text:style-name="T9">(create new file)</text:span></text:p>
      <text:p text:style-name="P16">- cd ../Desktop &amp;&amp; mkdir work</text:p>
      <text:p text:style-name="P16">-cp ../Documents/pad.md_copy.md</text:p>
      <text:p text:style-name="P16">-locate updatedb</text:p>
      <text:p text:style-name="P16">-sudo updatedb </text:p>
      <text:p text:style-name="P16"><text:s/>locate paid_copy.md</text:p>
      <text:p text:style-name="P16"/>
      <text:p text:style-name="P21">Task <text:span text:style-name="T16">6</text:span></text:p>
      <text:p text:style-name="P19"/>
      <text:p text:style-name="P19">-<text:span text:style-name="T16">find *.pdf</text:span></text:p>
      <text:p text:style-name="P19">-</text:p>
      <text:p text:style-name="P19">-<text:span text:style-name="T17">find . -mtime -1 -print</text:span></text:p>
      <text:p text:style-name="P19"/>
      <text:p text:style-name="P22">Task <text:span text:style-name="T18">7</text:span></text:p>
      <text:p text:style-name="P22"/>
      <text:p text:style-name="P20">-<text:span text:style-name="T19">sudo apt install nano</text:span></text:p>
      <text:p text:style-name="P20">-<text:span text:style-name="T19">nano my_bio.md</text:span></text:p>
      <text:p text:style-name="P20">-<text:span text:style-name="T20">mkdir my_files</text:span></text:p>
      <text:p text:style-name="P20">-<text:span text:style-name="T20">cp my_bio.md my_fi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1:32:55.002665167</meta:creation-date>
    <meta:generator>LibreOffice/6.0.7.3$Linux_X86_64 LibreOffice_project/00m0$Build-3</meta:generator>
    <dc:date>2019-10-29T14:06:07.541408846</dc:date>
    <meta:editing-duration>PT6H5M50S</meta:editing-duration>
    <meta:editing-cycles>24</meta:editing-cycles>
    <meta:document-statistic meta:table-count="0" meta:image-count="0" meta:object-count="0" meta:page-count="1" meta:paragraph-count="38" meta:word-count="221" meta:character-count="1370" meta:non-whitespace-character-count="1162"/>
  </office:meta>
</office:document-meta>
</file>